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 style:data-style-name="N11"/>
  </office:automatic-styles>
  <office:body>
    <office:spreadsheet>
      <table:table table:name="Planilha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>
            <text:p>Inclui </text:p>
          </table:table-cell>
          <table:table-cell office:value-type="string">
            <text:p><text:s/>inclui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r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menta </text:p>
          </table:table-cell>
          <table:table-cell office:value-type="string">
            <text:p><text:s/>aumenta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nduz 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fine </text:p>
          </table:table-cell>
          <table:table-cell office:value-type="string">
            <text:p><text:s/>define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seja diminui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star ciente d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xplor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õe </text:p>
          </table:table-cell>
          <table:table-cell office:value-type="string">
            <text:p><text:s/>impõe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terializar com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 reduzi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de danifica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de possui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de ser reduzido p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ssui </text:p>
          </table:table-cell>
          <table:table-cell office:value-type="string">
            <text:p><text:s/>possui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br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scit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valoriz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é conduzido p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5/20" office:value-type="percentage" office:value="0.25">
            <text:p>25,00%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Academi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Agente de ameaç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meaça </text:p>
          </table:table-cell>
          <table:table-cell table:style-name="ce1" office:value-type="string">
            <text:p><text:s/>ameaça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Ataque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tivo </text:p>
          </table:table-cell>
          <table:table-cell table:style-name="ce1" office:value-type="string">
            <text:p><text:s/>ativ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anco Central </text:p>
          </table:table-cell>
          <table:table-cell table:style-name="ce1" office:value-type="string">
            <text:p>banco_central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oncentração </text:p>
          </table:table-cell>
          <table:table-cell table:style-name="ce1" office:value-type="string">
            <text:p><text:s/>concentraçã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onsultoria </text:p>
          </table:table-cell>
          <table:table-cell table:style-name="ce1" office:value-type="string">
            <text:p><text:s/>consultoria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Contramedidas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orreção </text:p>
          </table:table-cell>
          <table:table-cell table:style-name="ce1" office:value-type="string">
            <text:p><text:s/>correçã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Default </text:p>
          </table:table-cell>
          <table:table-cell table:style-name="ce1" office:value-type="string">
            <text:p><text:s/>default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Desastre </text:p>
          </table:table-cell>
          <table:table-cell table:style-name="ce1" office:value-type="string">
            <text:p><text:s/>desastre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Detecçã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Diretriz </text:p>
          </table:table-cell>
          <table:table-cell table:style-name="ce1" office:value-type="string">
            <text:p><text:s/>diretriz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Especialistas </text:p>
          </table:table-cell>
          <table:table-cell table:style-name="ce1" office:value-type="string">
            <text:p><text:s/>especialistas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Evento inesperad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Exposição </text:p>
          </table:table-cell>
          <table:table-cell table:style-name="ce1" office:value-type="string">
            <text:p><text:s/>exposiçã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Falha em transaçã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Fator de risc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Fornecedor </text:p>
          </table:table-cell>
          <table:table-cell table:style-name="ce1" office:value-type="string">
            <text:p><text:s/>fornecedor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Fraude </text:p>
          </table:table-cell>
          <table:table-cell table:style-name="ce1" office:value-type="string">
            <text:p><text:s/>fraude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Grupo de respost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nfraestrutura </text:p>
          </table:table-cell>
          <table:table-cell table:style-name="ce1" office:value-type="string">
            <text:p><text:s/>infraestrutura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Infraestrutura crítica financeir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Interrupção de operaçao significativ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Limite </text:p>
          </table:table-cell>
          <table:table-cell table:style-name="ce1" office:value-type="string">
            <text:p><text:s/>limite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Líder da indústri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Líderes funcionais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Mitigação do risc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Máquin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Método comportamental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Oferta de serviç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Opções de tecnologi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Organização </text:p>
          </table:table-cell>
          <table:table-cell table:style-name="ce1" office:value-type="string">
            <text:p><text:s/>organizaçã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Parte confiável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articipante </text:p>
          </table:table-cell>
          <table:table-cell table:style-name="ce1" office:value-type="string">
            <text:p><text:s/>participante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Participante de mercado crític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erda </text:p>
          </table:table-cell>
          <table:table-cell table:style-name="ce1" office:value-type="string">
            <text:p><text:s/>perda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esquisa </text:p>
          </table:table-cell>
          <table:table-cell table:style-name="ce1" office:value-type="string">
            <text:p><text:s/>pesquisa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Pessoa físic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Pessoa jurídica </text:p>
          </table:table-cell>
          <table:table-cell table:style-name="ce1" office:value-type="string">
            <text:p>pesssoa_jurídica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essoal </text:p>
          </table:table-cell>
          <table:table-cell table:style-name="ce1" office:value-type="string">
            <text:p><text:s/>pessoal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revenção </text:p>
          </table:table-cell>
          <table:table-cell table:style-name="ce1" office:value-type="string">
            <text:p><text:s/>prevençã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roduto </text:p>
          </table:table-cell>
          <table:table-cell table:style-name="ce1" office:value-type="string">
            <text:p><text:s/>produt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roteção </text:p>
          </table:table-cell>
          <table:table-cell table:style-name="ce1" office:value-type="string">
            <text:p><text:s/>proteçã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egra </text:p>
          </table:table-cell>
          <table:table-cell table:style-name="ce1" office:value-type="string">
            <text:p><text:s/>regra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esiliência </text:p>
          </table:table-cell>
          <table:table-cell table:style-name="ce1" office:value-type="string">
            <text:p><text:s/>resiliência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isco </text:p>
          </table:table-cell>
          <table:table-cell table:style-name="ce1" office:value-type="string">
            <text:p><text:s/>risc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Risco de compensaçã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Risco de contraparte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Risco de crédit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Risco de liquidez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Risco legal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isco operacional </text:p>
          </table:table-cell>
          <table:table-cell table:style-name="ce1" office:value-type="string">
            <text:p>risco_operacional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Risco polític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Risco principal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Risco setorial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Risco social e ambiental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Risco técnic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oubo </text:p>
          </table:table-cell>
          <table:table-cell table:style-name="ce1" office:value-type="string">
            <text:p><text:s/>roub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Serviço </text:p>
          </table:table-cell>
          <table:table-cell table:style-name="ce1" office:value-type="string">
            <text:p><text:s/>serviç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Sinistro </text:p>
          </table:table-cell>
          <table:table-cell table:style-name="ce1" office:value-type="string">
            <text:p><text:s/>sinistr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Stakeholder </text:p>
          </table:table-cell>
          <table:table-cell table:style-name="ce1" office:value-type="string">
            <text:p><text:s/>stakeholder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Vulnerabilidade </text:p>
          </table:table-cell>
          <table:table-cell table:style-name="ce1" office:value-type="string">
            <text:p><text:s/>vulnerabilidade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Órgão Regulador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33/65" office:value-type="percentage" office:value="0.507692307692308">
            <text:p>50,77%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SO3166 código de paí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SO4217 moed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go </text:p>
          </table:table-cell>
          <table:table-cell office:value-type="string">
            <text:p><text:s/>cargo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idade de localiz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ódigos internacionai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ados institucionai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ados pessoai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ata de fund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ata de mort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ata de nascimen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scrição </text:p>
          </table:table-cell>
          <table:table-cell office:value-type="string">
            <text:p><text:s/>descrição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scrição resumid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undado p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ústria </text:p>
          </table:table-cell>
          <table:table-cell office:value-type="string">
            <text:p><text:s/>indústria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cal de nascimen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calidade de atu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ugar de fund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úmero de empregado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úmero de localidade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ssoa-chav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ceita líquid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umo </text:p>
          </table:table-cell>
          <table:table-cell office:value-type="string">
            <text:p><text:s/>resumo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ímbol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em endereç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em nom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4/25" office:value-type="percentage" office:value="0.16">
            <text:p>16,00%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9/45" office:value-type="percentage" office:value="0.2">
            <text:p>20,00%</text:p>
          </table:table-cell>
          <table:table-cell/>
        </table:table-row>
        <table:table-row table:style-name="ro1" table:number-rows-repeated="10484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21/10/2014</text:date>, <text:time>11:28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0:04:57</meta:creation-date>
    <dc:date>2014-10-21T11:28:33</dc:date>
    <meta:editing-duration>PT35M49S</meta:editing-duration>
    <meta:editing-cycles>1</meta:editing-cycles>
    <meta:document-statistic meta:table-count="3" meta:cell-count="447" meta:object-count="0"/>
    <meta:generator>LibreOffice/3.4$Unix LibreOffice_project/340m1$Build-502</meta:generator>
  </office:meta>
</office:document-meta>
</file>